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IF([.E10]=[.D10];1;0)" office:value-type="float" office:value="1" calcext:value-type="float">
            <text:p>1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IF([.E18]=[.D18];1;0)" office:value-type="float" office:value="1" calcext:value-type="float">
            <text:p>1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521" calcext:value-type="float">
            <text:p>521</text:p>
          </table:table-cell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IF([.E80]=[.D80];1;0)" office:value-type="float" office:value="1" calcext:value-type="float">
            <text:p>1</text:p>
          </table:table-cell>
          <table:table-cell table:formula="of:=IF([.D8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IF([.E82]=[.D82];1;0)" office:value-type="float" office:value="1" calcext:value-type="float">
            <text:p>1</text:p>
          </table:table-cell>
          <table:table-cell table:formula="of:=IF([.D8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IF([.E83]=[.D83];1;0)" office:value-type="float" office:value="1" calcext:value-type="float">
            <text:p>1</text:p>
          </table:table-cell>
          <table:table-cell table:formula="of:=IF([.D8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IF([.E88]=[.D88];1;0)" office:value-type="float" office:value="1" calcext:value-type="float">
            <text:p>1</text:p>
          </table:table-cell>
          <table:table-cell table:formula="of:=IF([.D8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table:number-columns-repeated="2" office:value-type="float" office:value="918" calcext:value-type="float">
            <text:p>918</text:p>
          </table:table-cell>
          <table:table-cell table:formula="of:=IF([.E128]=[.D128];1;0)" office:value-type="float" office:value="1" calcext:value-type="float">
            <text:p>1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table:number-columns-repeated="2" office:value-type="float" office:value="297" calcext:value-type="float">
            <text:p>297</text:p>
          </table:table-cell>
          <table:table-cell table:formula="of:=IF([.E140]=[.D140];1;0)" office:value-type="float" office:value="1" calcext:value-type="float">
            <text:p>1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969" calcext:value-type="float">
            <text:p>36969</text:p>
          </table:table-cell>
          <table:table-cell table:formula="of:=(SUM([.E2:.E163]))" office:value-type="float" office:value="19081" calcext:value-type="float">
            <text:p>19081</text:p>
          </table:table-cell>
          <table:table-cell table:formula="of:=SUM([.F2:.F163])" office:value-type="float" office:value="96" calcext:value-type="float">
            <text:p>96</text:p>
          </table:table-cell>
          <table:table-cell table:formula="of:=SUM([.G2:.G163])" office:value-type="float" office:value="135" calcext:value-type="float">
            <text:p>135</text:p>
          </table:table-cell>
          <table:table-cell table:formula="of:=[.G165]-[.F165]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7888" calcext:value-type="float">
            <text:p>17888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2])" office:value-type="float" office:value="31" calcext:value-type="float">
            <text:p>31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2])" office:value-type="float" office:value="18612" calcext:value-type="float">
            <text:p>18612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3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4]-[.$I$1]" office:value-type="float" office:value="547" calcext:value-type="float">
            <text:p>547</text:p>
          </table:table-cell>
          <table:table-cell/>
          <table:table-cell table:formula="of:=COUNTA([.C2:.C59])" office:value-type="float" office:value="58" calcext:value-type="float">
            <text:p>58</text:p>
          </table:table-cell>
          <table:table-cell office:value-type="string" calcext:value-type="string">
            <text:p>total de arquivo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5]-[.$I$1]" office:value-type="float" office:value="171" calcext:value-type="float">
            <text:p>171</text:p>
          </table:table-cell>
          <table:table-cell/>
          <table:table-cell table:formula="of:=SUM([.C2:.C59])" office:value-type="float" office:value="24809" calcext:value-type="float">
            <text:p>24809</text:p>
          </table:table-cell>
          <table:table-cell office:value-type="string" calcext:value-type="string">
            <text:p>linhas faltantes com os arquivos de atualização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6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7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8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9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0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1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2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3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5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6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7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8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9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0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1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2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3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4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5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26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27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28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29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0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1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2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33]-[.$K$1]" office:value-type="float" office:value="3863" calcext:value-type="float">
            <text:p>3863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office:value-type="float" office:value="104" calcext:value-type="float">
            <text:p>104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office:value-type="float" office:value="145" calcext:value-type="float">
            <text:p>14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2:20:51.8069932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10-03T12:25:45.073557235</dc:date>
    <meta:editing-duration>PT9H2M52S</meta:editing-duration>
    <meta:editing-cycles>81</meta:editing-cycles>
    <meta:generator>LibreOffice/4.3.3.2$Linux_X86_64 LibreOffice_project/430m0$Build-2</meta:generator>
    <dc:creator>Marcelo Diniz</dc:creator>
    <meta:document-statistic meta:table-count="3" meta:cell-count="18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">
                <text:p>39</text:p>
                <draw:g>
                  <svg:desc>Cálculos.H165:Cálculos.H165 Cálculos.F165:Cálculos.F165</svg:desc>
                </draw:g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969">
                <text:p>36969</text:p>
                <draw:g>
                  <svg:desc>Cálculos.D165:Cálculos.E165</svg:desc>
                </draw:g>
              </table:table-cell>
              <table:table-cell office:value-type="float" office:value="19081">
                <text:p>190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